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7.916cm"/>
    </style:style>
    <style:style style:name="co3" style:family="table-column">
      <style:table-column-properties fo:break-before="auto" style:column-width="11.391cm"/>
    </style:style>
    <style:style style:name="ro1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yexcel_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egment_id</text:p>
          </table:table-cell>
          <table:table-cell office:value-type="string" calcext:value-type="string">
            <text:p>root-pli-ms</text:p>
          </table:table-cell>
          <table:table-cell office:value-type="string" calcext:value-type="string">
            <text:p>translation-cs-sarana</text:p>
          </table:table-cell>
          <table:table-cell office:value-type="string" calcext:value-type="string">
            <text:p>translation-de-sabbamitta</text:p>
          </table:table-cell>
          <table:table-cell office:value-type="string" calcext:value-type="string">
            <text:p>translation-en-sujato</text:p>
          </table:table-cell>
          <table:table-cell office:value-type="string" calcext:value-type="string">
            <text:p>translation-jpn-kaz</text:p>
          </table:table-cell>
          <table:table-cell office:value-type="string" calcext:value-type="string">
            <text:p>translation-pt-team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variant-pli-ms</text:p>
          </table:table-cell>
        </table:table-row>
        <table:table-row table:style-name="ro1">
          <table:table-cell office:value-type="string" calcext:value-type="string">
            <text:p>an4.11:0.1</text:p>
          </table:table-cell>
          <table:table-cell office:value-type="string" calcext:value-type="string">
            <text:p>Aṅguttara Nikāya 4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Nummerierte Lehrreden 4 </text:p>
          </table:table-cell>
          <table:table-cell office:value-type="string" calcext:value-type="string">
            <text:p>Numbered Discourses 4 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article id='an4.11'&gt;&lt;header&gt;&lt;ul&gt;&lt;li class='division'&gt;{}&lt;/li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4.11:0.2</text:p>
          </table:table-cell>
          <table:table-cell office:value-type="string" calcext:value-type="string">
            <text:p>2. Caravagga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. Gehen </text:p>
          </table:table-cell>
          <table:table-cell office:value-type="string" calcext:value-type="string">
            <text:p>2. Walking 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li&gt;{}&lt;/li&gt;&lt;/ul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4.11:0.3</text:p>
          </table:table-cell>
          <table:table-cell office:value-type="string" calcext:value-type="string">
            <text:p>11. Carasutta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1. Gehen </text:p>
          </table:table-cell>
          <table:table-cell office:value-type="string" calcext:value-type="string">
            <text:p>11. Walking 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h1 class='sutta-title'&gt;{}&lt;/h1&gt;&lt;/header&gt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arasutta → carantasuttaṁ (bj)</text:p>
          </table:table-cell>
        </table:table-row>
        <table:table-row table:style-name="ro1">
          <table:table-cell office:value-type="string" calcext:value-type="string">
            <text:p>an4.11:1.1</text:p>
          </table:table-cell>
          <table:table-cell office:value-type="string" calcext:value-type="string">
            <text:p>“Carato cepi, bhikkhave, bhikkhuno uppajjati kāmavitakko vā byāpādavitakko vā vihiṁsāvitakko vā.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„Mönche und Nonnen, angenommen, eine Nonne hat beim Gehen einen sinnlichen, boshaften oder grausamen Gedanken. </text:p>
          </table:table-cell>
          <table:table-cell office:value-type="string" calcext:value-type="string">
            <text:p>“Mendicants, suppose a mendicant has a sensual, malicious, or cruel thought while walking. 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bj19.26, dr21.17, ms15A4_74, msdiv11, ndp17.15, sc1, vri36.15</text:p>
          </table:table-cell>
          <table:table-cell/>
        </table:table-row>
        <table:table-row table:style-name="ro1">
          <table:table-cell office:value-type="string" calcext:value-type="string">
            <text:p>an4.11:1.2</text:p>
          </table:table-cell>
          <table:table-cell office:value-type="string" calcext:value-type="string">
            <text:p>Tañce bhikkhu adhivāseti, nappajahati na vinodeti na byantīkaroti na anabhāvaṁ gameti,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ie duldet ihn, gibt ihn nicht auf, macht sich nicht von ihm los, beseitigt ihn nicht und merzt ihn nicht aus. </text:p>
          </table:table-cell>
          <table:table-cell office:value-type="string" calcext:value-type="string">
            <text:p>They tolerate it and don’t give it up, get rid of it, eliminate it, and obliterate it. 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yantīkaroti → vyantikaroti (pts1ed); byantiṁ karoti (mr)</text:p>
          </table:table-cell>
        </table:table-row>
        <table:table-row table:style-name="ro1">
          <table:table-cell office:value-type="string" calcext:value-type="string">
            <text:p>an4.11:1.3</text:p>
          </table:table-cell>
          <table:table-cell office:value-type="string" calcext:value-type="string">
            <text:p>carampi, bhikkhave, bhikkhu evaṁbhūto ‘anātāpī anottāpī satataṁ samitaṁ kusīto hīnavīriyo’ti vuccati. </text:p>
          </table:table-cell>
          <table:table-cell/>
          <table:table-cell office:value-type="string" calcext:value-type="string">
            <text:p>Eine solche Nonne, so heißt es, ist beim Gehen ‚nicht eifrig oder zurückhaltend, stets faul und mit wenig Energie‘. </text:p>
          </table:table-cell>
          <table:table-cell office:value-type="string" calcext:value-type="string">
            <text:p>Such a mendicant is said to be ‘not keen or prudent, always lazy, and lacking energy’ when walking. </text:p>
          </table:table-cell>
          <table:table-cell table:number-columns-repeated="2"/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4.11:2.1</text:p>
          </table:table-cell>
          <table:table-cell office:value-type="string" calcext:value-type="string">
            <text:p>Ṭhitassa cepi, bhikkhave, bhikkhuno uppajjati kāmavitakko vā byāpādavitakko vā vihiṁsāvitakko vā.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ngenommen, eine Nonne hat beim Stehen … <text:s/></text:p>
          </table:table-cell>
          <table:table-cell office:value-type="string" calcext:value-type="string">
            <text:p>Suppose a mendicant has a sensual, malicious, or cruel thought while standing … 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cck21.17, csp1ed15.320, csp2ed15.320, ms15A4_75, sc2, sya21.17</text:p>
          </table:table-cell>
          <table:table-cell/>
        </table:table-row>
        <table:table-row table:style-name="ro1">
          <table:table-cell office:value-type="string" calcext:value-type="string">
            <text:p>an4.11:2.2</text:p>
          </table:table-cell>
          <table:table-cell office:value-type="string" calcext:value-type="string">
            <text:p>Tañce bhikkhu adhivāseti, nappajahati na vinodeti na byantīkaroti na anabhāvaṁ gameti, </text:p>
          </table:table-cell>
          <table:table-cell office:value-type="string" calcext:value-type="string">
            <text:p/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4.11:2.3</text:p>
          </table:table-cell>
          <table:table-cell office:value-type="string" calcext:value-type="string">
            <text:p>ṭhitopi, bhikkhave, bhikkhu evaṁbhūto ‘anātāpī anottāpī satataṁ samitaṁ kusīto hīnavīriyo’ti vuccati. </text:p>
          </table:table-cell>
          <table:table-cell table:number-columns-repeated="5"/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4.11:3.1</text:p>
          </table:table-cell>
          <table:table-cell office:value-type="string" calcext:value-type="string">
            <text:p>Nisinnassa cepi, bhikkhave, bhikkhuno uppajjati kāmavitakko vā byāpādavitakko vā vihiṁsāvitakko vā.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eim Sitzen … </text:p>
          </table:table-cell>
          <table:table-cell office:value-type="string" calcext:value-type="string">
            <text:p>sitting … 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ms15A4_76, sc3</text:p>
          </table:table-cell>
          <table:table-cell/>
        </table:table-row>
        <table:table-row table:style-name="ro1">
          <table:table-cell office:value-type="string" calcext:value-type="string">
            <text:p>an4.11:3.2</text:p>
          </table:table-cell>
          <table:table-cell office:value-type="string" calcext:value-type="string">
            <text:p>Tañce bhikkhu adhivāseti, nappajahati na vinodeti na byantīkaroti na anabhāvaṁ gameti, </text:p>
          </table:table-cell>
          <table:table-cell office:value-type="string" calcext:value-type="string">
            <text:p/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4.11:3.3</text:p>
          </table:table-cell>
          <table:table-cell office:value-type="string" calcext:value-type="string">
            <text:p>nisinnopi, bhikkhave, bhikkhu evaṁbhūto ‘anātāpī anottāpī satataṁ samitaṁ kusīto hīnavīriyo’ti vuccati. </text:p>
          </table:table-cell>
          <table:table-cell table:number-columns-repeated="5"/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4.11:4.1</text:p>
          </table:table-cell>
          <table:table-cell office:value-type="string" calcext:value-type="string">
            <text:p>Sayānassa cepi, bhikkhave, bhikkhuno jāgarassa uppajjati kāmavitakko vā byāpādavitakko vā vihiṁsāvitakko vā.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oder beim Liegen einen sinnlichen, boshaften oder grausamen Gedanken. </text:p>
          </table:table-cell>
          <table:table-cell office:value-type="string" calcext:value-type="string">
            <text:p>or when lying down while awake. 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ms15A4_77, sc4</text:p>
          </table:table-cell>
          <table:table-cell/>
        </table:table-row>
        <table:table-row table:style-name="ro1">
          <table:table-cell office:value-type="string" calcext:value-type="string">
            <text:p>an4.11:4.2</text:p>
          </table:table-cell>
          <table:table-cell office:value-type="string" calcext:value-type="string">
            <text:p>Tañce bhikkhu adhivāseti, nappajahati na vinodeti na byantīkaroti na anabhāvaṁ gameti,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ie duldet ihn, gibt ihn nicht auf, macht sich nicht von ihm los, beseitigt ihn nicht und merzt ihn nicht aus. </text:p>
          </table:table-cell>
          <table:table-cell office:value-type="string" calcext:value-type="string">
            <text:p>They tolerate it and don’t give it up, get rid of it, eliminate it, and obliterate it. 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4.11:4.3</text:p>
          </table:table-cell>
          <table:table-cell office:value-type="string" calcext:value-type="string">
            <text:p>sayānopi, bhikkhave, bhikkhu jāgaro evaṁbhūto ‘anātāpī anottāpī satataṁ samitaṁ kusīto hīnavīriyo’ti vuccati. </text:p>
          </table:table-cell>
          <table:table-cell/>
          <table:table-cell office:value-type="string" calcext:value-type="string">
            <text:p>Eine solche Nonne, so heißt es, ist beim Liegen ‚nicht eifrig oder zurückhaltend, stets faul und mit wenig Energie‘. </text:p>
          </table:table-cell>
          <table:table-cell office:value-type="string" calcext:value-type="string">
            <text:p>Such a mendicant is said to be ‘not keen or prudent, always lazy, and lacking energy’ when lying down while awake. </text:p>
          </table:table-cell>
          <table:table-cell table:number-columns-repeated="2"/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4.11:5.1</text:p>
          </table:table-cell>
          <table:table-cell office:value-type="string" calcext:value-type="string">
            <text:p>Carato cepi, bhikkhave, bhikkhuno uppajjati kāmavitakko vā byāpādavitakko vā vihiṁsāvitakko vā.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ngenommen, eine Nonne hat beim Gehen einen sinnlichen, boshaften oder grausamen Gedanken. </text:p>
          </table:table-cell>
          <table:table-cell office:value-type="string" calcext:value-type="string">
            <text:p>Suppose a mendicant has a sensual, malicious, or cruel thought while walking. 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dr21.18, ms15A4_78, sc5</text:p>
          </table:table-cell>
          <table:table-cell/>
        </table:table-row>
        <table:table-row table:style-name="ro1">
          <table:table-cell office:value-type="string" calcext:value-type="string">
            <text:p>an4.11:5.2</text:p>
          </table:table-cell>
          <table:table-cell office:value-type="string" calcext:value-type="string">
            <text:p>Tañce bhikkhu nādhivāseti, pajahati vinodeti byantīkaroti anabhāvaṁ gameti;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ie duldet ihn nicht, sondern gibt ihn auf, macht sich von ihm los, beseitigt ihn und merzt ihn aus. </text:p>
          </table:table-cell>
          <table:table-cell office:value-type="string" calcext:value-type="string">
            <text:p>They don’t tolerate it, but give it up, get rid of it, eliminate it, and obliterate it. 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4.11:5.3</text:p>
          </table:table-cell>
          <table:table-cell office:value-type="string" calcext:value-type="string">
            <text:p>carampi, bhikkhave, bhikkhu evaṁbhūto ‘ātāpī ottāpī satataṁ samitaṁ āraddhavīriyo pahitatto’ti vuccati.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Eine solche Nonne, so heißt es, ist beim Gehen ‚eifrig und zurückhaltend, stets beflissen und entschlossen‘. </text:p>
          </table:table-cell>
          <table:table-cell office:value-type="string" calcext:value-type="string">
            <text:p>Such a mendicant is said to be ‘keen and prudent, always energetic and determined’ when walking. 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4.11:6.1</text:p>
          </table:table-cell>
          <table:table-cell office:value-type="string" calcext:value-type="string">
            <text:p>Ṭhitassa cepi, bhikkhave, bhikkhuno uppajjati kāmavitakko vā byāpādavitakko vā vihiṁsāvitakko vā.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ngenommen, eine Nonne hat beim Stehen … <text:s/></text:p>
          </table:table-cell>
          <table:table-cell office:value-type="string" calcext:value-type="string">
            <text:p>Suppose a mendicant has a sensual, malicious, or cruel thought while standing … 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cck21.18, ms15A4_79, sc6, vri36.16</text:p>
          </table:table-cell>
          <table:table-cell/>
        </table:table-row>
        <table:table-row table:style-name="ro1">
          <table:table-cell office:value-type="string" calcext:value-type="string">
            <text:p>an4.11:6.2</text:p>
          </table:table-cell>
          <table:table-cell office:value-type="string" calcext:value-type="string">
            <text:p>Tañce bhikkhu nādhivāseti, pajahati vinodeti byantīkaroti anabhāvaṁ gameti; </text:p>
          </table:table-cell>
          <table:table-cell office:value-type="string" calcext:value-type="string">
            <text:p/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4.11:6.3</text:p>
          </table:table-cell>
          <table:table-cell office:value-type="string" calcext:value-type="string">
            <text:p>ṭhitopi, bhikkhave, bhikkhu evaṁbhūto ‘ātāpī ottāpī satataṁ samitaṁ āraddhavīriyo pahitatto’ti vuccati. </text:p>
          </table:table-cell>
          <table:table-cell office:value-type="string" calcext:value-type="string">
            <text:p/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4.11:7.1</text:p>
          </table:table-cell>
          <table:table-cell office:value-type="string" calcext:value-type="string">
            <text:p>Nisinnassa cepi, bhikkhave, bhikkhuno uppajjati kāmavitakko vā byāpādavitakko vā vihiṁsāvitakko vā.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eim Sitzen … </text:p>
          </table:table-cell>
          <table:table-cell office:value-type="string" calcext:value-type="string">
            <text:p>sitting … 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ms15A4_80, ndp17.16, sc7, sya21.18</text:p>
          </table:table-cell>
          <table:table-cell/>
        </table:table-row>
        <table:table-row table:style-name="ro1">
          <table:table-cell office:value-type="string" calcext:value-type="string">
            <text:p>an4.11:7.2</text:p>
          </table:table-cell>
          <table:table-cell office:value-type="string" calcext:value-type="string">
            <text:p>Tañce bhikkhu nādhivāseti, pajahati vinodeti byantīkaroti anabhāvaṁ gameti; </text:p>
          </table:table-cell>
          <table:table-cell office:value-type="string" calcext:value-type="string">
            <text:p/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4.11:7.3</text:p>
          </table:table-cell>
          <table:table-cell office:value-type="string" calcext:value-type="string">
            <text:p>nisinnopi, bhikkhave, bhikkhu evaṁbhūto ‘ātāpī ottāpī satataṁ samitaṁ āraddhavīriyo pahitatto’ti vuccati. </text:p>
          </table:table-cell>
          <table:table-cell office:value-type="string" calcext:value-type="string">
            <text:p/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4.11:8.1</text:p>
          </table:table-cell>
          <table:table-cell office:value-type="string" calcext:value-type="string">
            <text:p>Sayānassa cepi, bhikkhave, bhikkhuno jāgarassa uppajjati kāmavitakko vā byāpādavitakko vā vihiṁsāvitakko vā.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oder beim Liegen einen sinnlichen, boshaften oder grausamen Gedanken. </text:p>
          </table:table-cell>
          <table:table-cell office:value-type="string" calcext:value-type="string">
            <text:p>or when lying down while awake. 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bj19.28, csp1ed15.321, csp2ed15.321, ms15A4_81, pts-vp-pli2.14, sc8</text:p>
          </table:table-cell>
          <table:table-cell/>
        </table:table-row>
        <table:table-row table:style-name="ro1">
          <table:table-cell office:value-type="string" calcext:value-type="string">
            <text:p>an4.11:8.2</text:p>
          </table:table-cell>
          <table:table-cell office:value-type="string" calcext:value-type="string">
            <text:p>Tañce bhikkhu nādhivāseti, pajahati vinodeti byantīkaroti anabhāvaṁ gameti;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ie duldet ihn nicht, sondern räumt ihn aus, macht sich von ihm los, beseitigt ihn und merzt ihn aus. </text:p>
          </table:table-cell>
          <table:table-cell office:value-type="string" calcext:value-type="string">
            <text:p>They don’t tolerate it, but give it up, get rid of it, eliminate it, and obliterate it. 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4.11:8.3</text:p>
          </table:table-cell>
          <table:table-cell office:value-type="string" calcext:value-type="string">
            <text:p>sayānopi, bhikkhave, bhikkhu jāgaro evaṁbhūto ‘ātāpī ottāpī satataṁ samitaṁ āraddhavīriyo pahitatto’ti vuccatīti.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Eine solche Nonne, so heißt es, ist beim Liegen ‚eifrig und zurückhaltend, stets beflissen und entschlossen‘. </text:p>
          </table:table-cell>
          <table:table-cell office:value-type="string" calcext:value-type="string">
            <text:p>Such a mendicant is said to be ‘keen and prudent, always energetic and determined’ when lying down while awake.” 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4.11:9.1</text:p>
          </table:table-cell>
          <table:table-cell office:value-type="string" calcext:value-type="string">
            <text:p>Caraṁ vā yadi vā tiṭṭhaṁ,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Ob beim Gehen oder Stehen, </text:p>
          </table:table-cell>
          <table:table-cell office:value-type="string" calcext:value-type="string">
            <text:p>Whether walking or standing, 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blockquote class='gatha'&gt;&lt;p&gt;{}&lt;br&gt;</text:p>
          </table:table-cell>
          <table:table-cell office:value-type="string" calcext:value-type="string">
            <text:p>ms15A4_82, sc9</text:p>
          </table:table-cell>
          <table:table-cell/>
        </table:table-row>
        <table:table-row table:style-name="ro1">
          <table:table-cell office:value-type="string" calcext:value-type="string">
            <text:p>an4.11:9.2</text:p>
          </table:table-cell>
          <table:table-cell office:value-type="string" calcext:value-type="string">
            <text:p>nisinno uda vā sayaṁ;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eim Sitzen oder Liegen – </text:p>
          </table:table-cell>
          <table:table-cell office:value-type="string" calcext:value-type="string">
            <text:p>sitting or lying down, 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4.11:9.3</text:p>
          </table:table-cell>
          <table:table-cell office:value-type="string" calcext:value-type="string">
            <text:p>Yo vitakkaṁ vitakketi,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wenn du einen schlechten Gedanken denkst, </text:p>
          </table:table-cell>
          <table:table-cell office:value-type="string" calcext:value-type="string">
            <text:p>if you think a bad thought 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4.11:9.4</text:p>
          </table:table-cell>
          <table:table-cell office:value-type="string" calcext:value-type="string">
            <text:p>pāpakaṁ gehanissitaṁ.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er mit dem Leben im Haus zu tun hat, </text:p>
          </table:table-cell>
          <table:table-cell office:value-type="string" calcext:value-type="string">
            <text:p>to do with the lay life, 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4.11:10.1</text:p>
          </table:table-cell>
          <table:table-cell office:value-type="string" calcext:value-type="string">
            <text:p>Kummaggappaṭipanno so,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ist du auf dem falschen Weg, </text:p>
          </table:table-cell>
          <table:table-cell office:value-type="string" calcext:value-type="string">
            <text:p>you’re on the wrong path, 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5A4_83, sc10</text:p>
          </table:table-cell>
          <table:table-cell/>
        </table:table-row>
        <table:table-row table:style-name="ro1">
          <table:table-cell office:value-type="string" calcext:value-type="string">
            <text:p>an4.11:10.2</text:p>
          </table:table-cell>
          <table:table-cell office:value-type="string" calcext:value-type="string">
            <text:p>Mohaneyyesu mucchito;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erloren in Dingen, die täuschen. </text:p>
          </table:table-cell>
          <table:table-cell office:value-type="string" calcext:value-type="string">
            <text:p>lost among things that delude. 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4.11:10.3</text:p>
          </table:table-cell>
          <table:table-cell office:value-type="string" calcext:value-type="string">
            <text:p>Abhabbo tādiso bhikkhu,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Eine solche Nonne ist unfähig, </text:p>
          </table:table-cell>
          <table:table-cell office:value-type="string" calcext:value-type="string">
            <text:p>Such a mendicant is incapable 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4.11:10.4</text:p>
          </table:table-cell>
          <table:table-cell office:value-type="string" calcext:value-type="string">
            <text:p>Phuṭṭhuṁ sambodhimuttamaṁ.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n das höchste Erwachen zu rühren. </text:p>
          </table:table-cell>
          <table:table-cell office:value-type="string" calcext:value-type="string">
            <text:p>of touching the highest awakening. 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4.11:11.1</text:p>
          </table:table-cell>
          <table:table-cell office:value-type="string" calcext:value-type="string">
            <text:p>Yo ca caraṁ vā tiṭṭhaṁ vā,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Ob beim Gehen oder Stehen, </text:p>
          </table:table-cell>
          <table:table-cell office:value-type="string" calcext:value-type="string">
            <text:p>But one who, whether standing or walking, 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dr21.19, ms15A4_84, sc11</text:p>
          </table:table-cell>
          <table:table-cell/>
        </table:table-row>
        <table:table-row table:style-name="ro1">
          <table:table-cell office:value-type="string" calcext:value-type="string">
            <text:p>an4.11:11.2</text:p>
          </table:table-cell>
          <table:table-cell office:value-type="string" calcext:value-type="string">
            <text:p>Nisinno uda vā sayaṁ;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eim Sitzen oder Liegen – </text:p>
          </table:table-cell>
          <table:table-cell office:value-type="string" calcext:value-type="string">
            <text:p>sitting or lying down, 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4.11:11.3</text:p>
          </table:table-cell>
          <table:table-cell office:value-type="string" calcext:value-type="string">
            <text:p>Vitakkaṁ samayitvāna,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wer seine Gedanken beruhigt hat, </text:p>
          </table:table-cell>
          <table:table-cell office:value-type="string" calcext:value-type="string">
            <text:p>has calmed their thoughts, 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4.11:11.4</text:p>
          </table:table-cell>
          <table:table-cell office:value-type="string" calcext:value-type="string">
            <text:p>Vitakkūpasame rato;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wer inneren Frieden liebt: </text:p>
          </table:table-cell>
          <table:table-cell office:value-type="string" calcext:value-type="string">
            <text:p>loving peace of mind; 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4.11:11.5</text:p>
          </table:table-cell>
          <table:table-cell office:value-type="string" calcext:value-type="string">
            <text:p>Bhabbo so tādiso bhikkhu,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eine solche Nonne ist fähig, </text:p>
          </table:table-cell>
          <table:table-cell office:value-type="string" calcext:value-type="string">
            <text:p>such a mendicant is capable 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4.11:11.6</text:p>
          </table:table-cell>
          <table:table-cell office:value-type="string" calcext:value-type="string">
            <text:p>Phuṭṭhuṁ sambodhimuttaman”ti.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n das höchste Erwachen zu rühren.“ </text:p>
          </table:table-cell>
          <table:table-cell office:value-type="string" calcext:value-type="string">
            <text:p>of touching the highest awakening.” 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&lt;/blockquote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4.11:11.7</text:p>
          </table:table-cell>
          <table:table-cell office:value-type="string" calcext:value-type="string">
            <text:p>Paṭhamaṁ. 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&lt;p class='endsection'&gt;{}&lt;/p&gt;&lt;/article&gt;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0T16:23:32.468431</meta:creation-date>
    <dc:date>2020-07-10T16:32:01.256975661</dc:date>
    <meta:generator>LibreOffice/6.4.4.2$Linux_X86_64 LibreOffice_project/40$Build-2</meta:generator>
    <meta:editing-cycles>2</meta:editing-cycles>
    <meta:editing-duration>PT7M7S</meta:editing-duration>
    <meta:document-statistic meta:table-count="1" meta:cell-count="345" meta:object-count="0"/>
  </office:meta>
</office:document-meta>
</file>